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lfgang Huettinger</text:p>
      <text:p text:style-name="P1">0685854</text:p>
      <text:p text:style-name="P1">whuettin@uoguelph.ca</text:p>
      <text:p text:style-name="Standard"/>
      <text:p text:style-name="Standard">This a further analysis of the program runs of the application given in the assignment 1 in the programming course CIS*6100.</text:p>
      <text:p text:style-name="Standard"/>
      <text:p text:style-name="Standard">After I programmed the application I let it run with several modifications. Due to the fact that I was not very successful installing pilot on my machine which probably lies in the lack of Intel compiler I decided to limit myself to the machine mako.sharcnet.ca.</text:p>
      <text:p text:style-name="Standard">This resulted in a 60 minute limit within the program can run. </text:p>
      <text:p text:style-name="Standard"/>
      <text:p text:style-name="Standard">Never the less I found interesting results. With a grid size of only 100x100 I increased the number of iterations and got the following run time:</text:p>
      <text:p text:style-name="Standard"><draw:frame draw:style-name="fr1" draw:name="Object2" text:anchor-type="paragraph" svg:x="4.57cm" svg:y="0.064cm" svg:width="12.679cm" svg:height="4.874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55cm" svg:y="0.064cm" svg:width="4.517cm" svg:height="4.9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s always there is a statistical error due to the case that I use a imperfect system. But by making a small modification of the numbers: iterations over time I get more information out of the data:</text:p>
      <text:p text:style-name="Standard"><draw:frame draw:style-name="fr1" draw:name="Object3" text:anchor-type="paragraph" svg:x="0.081cm" svg:y="0.143cm" svg:width="4.517cm" svg:height="4.949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paragraph" svg:x="4.597cm" svg:y="0.143cm" svg:width="12.996cm" svg:height="4.89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With this modification I think I can say that the amount of time spent in calculations is very close linearly dependent on the number of iterations. </text:p>
      <text:p text:style-name="Standard"/>
      <text:p text:style-name="Standard"/>
      <text:p text:style-name="Standard"/>
      <text:p text:style-name="Standard">Further on I tried to modify the grid size and played with the Y dimension. At first I was only made small increases which resulted in nearly no changes in the amount of time a run took. </text:p>
      <text:p text:style-name="Standard"/>
      <text:p text:style-name="Standard"/>
      <text:p text:style-name="Standard"><draw:frame draw:style-name="fr1" draw:name="Object6" text:anchor-type="paragraph" svg:x="4.994cm" svg:y="0.383cm" svg:width="12.573cm" svg:height="4.053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5" text:anchor-type="paragraph" svg:x="0.478cm" svg:y="0.383cm" svg:width="4.517cm" svg:height="4.048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Standard">So I went on and increased the grid size and found interesting results:</text:p>
      <text:p text:style-name="Standard"><draw:frame draw:style-name="fr1" draw:name="Object7" text:anchor-type="paragraph" svg:x="0.028cm" svg:y="0.222cm" svg:width="4.517cm" svg:height="4.048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paragraph" svg:x="4.544cm" svg:y="0.222cm" svg:width="13.023cm" svg:height="4.03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By modifying the numbers again as I did above to see more:</text:p>
      <text:p text:style-name="Standard"><draw:frame draw:style-name="fr1" draw:name="Object10" text:anchor-type="paragraph" svg:x="4.544cm" svg:y="0.143cm" svg:width="13.023cm" svg:height="4.076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ct9" text:anchor-type="paragraph" svg:x="0.028cm" svg:y="0.143cm" svg:width="4.517cm" svg:height="4.048cm" draw:z-index="8"><draw:object xlink:href="./Object 9" xlink:type="simple" xlink:show="embed" xlink:actuate="onLoad"/><draw:image xlink:href="./ObjectReplacements/Object 9" xlink:type="simple" xlink:show="embed" xlink:actuate="onLoad"/></draw:frame>As mentioned above there is probably a statistical error. But someone can say that the amount of run time depends close to linear by increasing the grid size.</text:p>
      <text:p text:style-name="Standard"/>
      <text:p text:style-name="Standard">After all I can say that the program is not perfect. One problem of adaption of the grid: Due to a problem with the pilot implementation the grid x coordinate takes more than one variable change. If the user wants to change the x coordinate he has to change 4 other values in PI_Write and PI_Read calls.</text:p>
      <text:p text:style-name="Standard"/>
      <text:p text:style-name="Standard">I had problems with the Pilot installation. I could not let the program run with the deadlock detection. The program did not stop until I removed it.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lfgang </meta:initial-creator>
    <meta:creation-date>2010-04-16T00:28:29</meta:creation-date>
    <meta:generator>OpenOffice.org/3.1$Unix OpenOffice.org_project/310m19$Build-9420</meta:generator>
    <dc:date>2010-04-16T00:49:28</dc:date>
    <dc:creator>Wolfgang </dc:creator>
    <meta:editing-duration>PT00H21M00S</meta:editing-duration>
    <meta:editing-cycles>3</meta:editing-cycles>
    <meta:document-statistic meta:table-count="0" meta:image-count="0" meta:object-count="10" meta:page-count="2" meta:paragraph-count="15" meta:word-count="345" meta:character-count="19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teration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7">
            <text:p>13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022cm" svg:height="4.076cm" chart:class="chart:line" chart:style-name="ch1">
        <chart:legend chart:legend-position="end" svg:x="10.842cm" svg:y="1.756cm" chart:style-name="ch2"/>
        <chart:plot-area chart:style-name="ch3" chart:data-source-has-labels="both" svg:x="0.26cm" svg:y="0.081cm" svg:width="10.323cm" svg:height="3.833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idY/time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</table:table-cell>
              <table:table-cell office:value-type="float" office:value="1818.18181818182">
                <text:p>1818.1818181818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2857.14285714286">
                <text:p>2857.1428571428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2250">
                <text:p>22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pline-resolution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678cm" svg:height="4.873cm" chart:class="chart:line" chart:style-name="ch1">
        <chart:legend chart:legend-position="end" svg:x="11.246cm" svg:y="2.154cm" chart:style-name="ch2"/>
        <chart:plot-area chart:style-name="ch3" chart:data-source-has-labels="both" svg:x="0.253cm" svg:y="0.097cm" svg:width="10.741cm" svg:height="4.582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1">
          <table:table-cell office:value-type="string">
            <text:p>iterations</text:p>
          </table:table-cell>
          <table:table-cell office:value-type="string">
            <text:p>iterations/tim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style-name="ce1" office:value-type="float" office:value="4545.45454545455">
            <text:p>4545.4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table:style-name="ce1" office:value-type="float" office:value="7407.40740740741">
            <text:p>7407.41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table:style-name="ce1" office:value-type="float" office:value="3571.42857142857">
            <text:p>3571.43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table:style-name="ce1" office:value-type="float" office:value="4166.66666666667">
            <text:p>4166.67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style-name="ce1" office:value-type="float" office:value="4347.82608695652">
            <text:p>4347.83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table:style-name="ce1" office:value-type="float" office:value="5825.2427184466">
            <text:p>5825.24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table:style-name="ce1" office:value-type="float" office:value="3626.94300518135">
            <text:p>3626.94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table:style-name="ce1" office:value-type="float" office:value="7547.16981132076">
            <text:p>7547.17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table:style-name="ce1" office:value-type="float" office:value="1906.77966101695">
            <text:p>1906.7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1" office:value-type="float" office:value="7299.2700729927">
            <text:p>7299.2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996cm" svg:height="4.894cm" chart:class="chart:line" chart:style-name="ch1">
        <chart:legend chart:legend-position="end" svg:x="10.314cm" svg:y="2.165cm" chart:style-name="ch2"/>
        <chart:plot-area chart:style-name="ch3" chart:data-source-has-labels="both" svg:x="0.259cm" svg:y="0.097cm" svg:width="9.797cm" svg:height="4.603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/time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</table:table-cell>
              <table:table-cell office:value-type="float" office:value="4545.45454545455">
                <text:p>4545.45454545455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7407.40740740741">
                <text:p>7407.40740740741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3571.42857142857">
                <text:p>3571.42857142857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4166.66666666667">
                <text:p>4166.66666666667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4347.82608695652">
                <text:p>4347.82608695652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5825.2427184466">
                <text:p>5825.2427184466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3626.94300518135">
                <text:p>3626.94300518135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7547.16981132076">
                <text:p>7547.16981132076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1906.77966101695">
                <text:p>1906.7796610169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299.2700729927">
                <text:p>7299.2700729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ridY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572cm" svg:height="4.053cm" chart:class="chart:line" chart:style-name="ch1">
        <chart:legend chart:legend-position="end" svg:x="11.142cm" svg:y="1.744cm" chart:style-name="ch2"/>
        <chart:plot-area chart:style-name="ch3" chart:data-source-has-labels="both" svg:x="0.251cm" svg:y="0.081cm" svg:width="10.641cm" svg:height="3.81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ridY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40">
            <text:p>4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pline-resolution="1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022cm" svg:height="4.033cm" chart:class="chart:line" chart:style-name="ch1">
        <chart:legend chart:legend-position="end" svg:x="11.583cm" svg:y="1.734cm" chart:style-name="ch2"/>
        <chart:plot-area chart:style-name="ch3" chart:data-source-has-labels="both" svg:x="0.26cm" svg:y="0.08cm" svg:width="11.064cm" svg:height="3.793cm"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4" table:style-name="ta1" table:print="false">
        <table:table-column table:style-name="co1" table:number-columns-repeated="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office:value-type="string">
            <text:p>gridY</text:p>
          </table:table-cell>
          <table:table-cell office:value-type="string">
            <text:p>gridY/time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style-name="ce1" office:value-type="float" office:value="1818.18181818182">
            <text:p>1818.18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table:style-name="ce1" office:value-type="float" office:value="2500">
            <text:p>2500.0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table:style-name="ce1" office:value-type="float" office:value="2857.14285714286">
            <text:p>2857.1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style-name="ce1" office:value-type="float" office:value="3125">
            <text:p>3125.0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table:style-name="ce1" office:value-type="float" office:value="3333.33333333333">
            <text:p>3333.33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table:style-name="ce1" office:value-type="float" office:value="3333.33333333333">
            <text:p>3333.33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table:style-name="ce1" office:value-type="float" office:value="3333.33333333333">
            <text:p>3333.33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table:style-name="ce1" office:value-type="float" office:value="2250">
            <text:p>2250.00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0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